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F0000033E5A5D878E.png" manifest:media-type="image/png"/>
  <manifest:file-entry manifest:full-path="Pictures/100000010000017E0000032CF1DEB89C.png" manifest:media-type="image/png"/>
  <manifest:file-entry manifest:full-path="Pictures/100000010000019D0000033770B05989.png" manifest:media-type="image/png"/>
  <manifest:file-entry manifest:full-path="Pictures/10000001000001970000033315DE7C43.png" manifest:media-type="image/png"/>
  <manifest:file-entry manifest:full-path="Pictures/100000010000044B0000033FE0E34184.png" manifest:media-type="image/png"/>
  <manifest:file-entry manifest:full-path="Pictures/100000010000043E0000033D7BB6F384.png" manifest:media-type="image/png"/>
  <manifest:file-entry manifest:full-path="Pictures/100000010000018E0000033FC2C631BB.png" manifest:media-type="image/png"/>
  <manifest:file-entry manifest:full-path="Pictures/100000010000043E000003400E81B470.png" manifest:media-type="image/png"/>
  <manifest:file-entry manifest:full-path="Pictures/100000010000077E000002DADB504693.png" manifest:media-type="image/png"/>
  <manifest:file-entry manifest:full-path="Pictures/100000010000077D0000031428C120BF.png" manifest:media-type="image/png"/>
  <manifest:file-entry manifest:full-path="Pictures/1000000100000780000002F3ADBCD223.png" manifest:media-type="image/png"/>
  <manifest:file-entry manifest:full-path="Pictures/100000010000078000000174E5FDBA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paragraph-rsid="000bd8af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y="-2cm" svg:width="14.903cm" svg:height="29.7cm" draw:z-index="0"><draw:image xlink:href="Pictures/100000010000019D0000033770B05989.png" xlink:type="simple" xlink:show="embed" xlink:actuate="onLoad" draw:mime-type="image/png"/></draw:frame></text:p>
      <text:p text:style-name="P1"><draw:frame draw:style-name="fr1" draw:name="Imagen2" text:anchor-type="char" svg:y="-2cm" svg:width="14.76cm" svg:height="29.7cm" draw:z-index="1"><draw:image xlink:href="Pictures/10000001000001970000033315DE7C43.png" xlink:type="simple" xlink:show="embed" xlink:actuate="onLoad" draw:mime-type="image/png"/></draw:frame><text:soft-page-break/></text:p>
      <text:p text:style-name="P1"><draw:frame draw:style-name="fr1" draw:name="Imagen3" text:anchor-type="char" svg:y="-2cm" svg:width="13.972cm" svg:height="29.7cm" draw:z-index="2"><draw:image xlink:href="Pictures/100000010000017E0000032CF1DEB89C.png" xlink:type="simple" xlink:show="embed" xlink:actuate="onLoad" draw:mime-type="image/png"/></draw:frame><text:soft-page-break/></text:p>
      <text:p text:style-name="P1"><draw:frame draw:style-name="fr1" draw:name="Imagen4" text:anchor-type="char" svg:y="-1.951cm" svg:width="14.201cm" svg:height="29.651cm" draw:z-index="3"><draw:image xlink:href="Pictures/100000010000018E0000033FC2C631BB.png" xlink:type="simple" xlink:show="embed" xlink:actuate="onLoad" draw:mime-type="image/png"/></draw:frame><text:soft-page-break/></text:p>
      <text:p text:style-name="P1"><draw:frame draw:style-name="fr2" draw:name="Imagen5" text:anchor-type="char" svg:x="-2cm" svg:y="3.75cm" svg:width="20.999cm" svg:height="16.03cm" draw:z-index="4"><draw:image xlink:href="Pictures/100000010000043E0000033D7BB6F38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3" draw:name="Imagen6" text:anchor-type="char" svg:x="-2.164cm" svg:y="0.473cm" svg:width="21.001cm" svg:height="16.034cm" draw:z-index="5"><draw:image xlink:href="Pictures/100000010000043F0000033E5A5D878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3" draw:name="Imagen7" text:anchor-type="char" svg:x="-1.977cm" svg:y="2.032cm" svg:width="20.976cm" svg:height="16.071cm" draw:z-index="6"><draw:image xlink:href="Pictures/100000010000043E000003400E81B47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<draw:frame draw:style-name="fr4" draw:name="Imagen8" text:anchor-type="char" svg:x="-2.117cm" svg:y="0.328cm" svg:width="21.001cm" svg:height="15.879cm" draw:z-index="7"><draw:image xlink:href="Pictures/100000010000044B0000033FE0E3418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9" text:anchor-type="char" svg:x="-1.686cm" svg:y="-1.903cm" svg:width="20.348cm" svg:height="7.749cm" draw:z-index="8"><draw:image xlink:href="Pictures/100000010000077E000002DADB504693.png" xlink:type="simple" xlink:show="embed" xlink:actuate="onLoad" draw:mime-type="image/png"/></draw:frame><draw:frame draw:style-name="fr2" draw:name="Imagen11" text:anchor-type="char" svg:x="-1.686cm" svg:y="5.844cm" svg:width="20.318cm" svg:height="8.35cm" draw:z-index="10"><draw:image xlink:href="Pictures/100000010000077D0000031428C120BF.png" xlink:type="simple" xlink:show="embed" xlink:actuate="onLoad" draw:mime-type="image/png"/></draw:frame><draw:frame draw:style-name="fr2" draw:name="Imagen10" text:anchor-type="char" svg:x="-1.676cm" svg:y="14.192cm" svg:width="20.269cm" svg:height="7.966cm" draw:z-index="9"><draw:image xlink:href="Pictures/1000000100000780000002F3ADBCD223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draw:frame draw:style-name="fr2" draw:name="Imagen12" text:anchor-type="char" svg:x="-1.607cm" svg:y="7.989cm" svg:width="20.223cm" svg:height="3.918cm" draw:z-index="11"><draw:image xlink:href="Pictures/100000010000078000000174E5FDBA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14:14:29.935000000</meta:creation-date>
    <dc:date>2024-10-13T15:01:45.282000000</dc:date>
    <meta:editing-duration>PT26M20S</meta:editing-duration>
    <meta:editing-cycles>9</meta:editing-cycles>
    <meta:generator>LibreOffice/24.8.1.2$Windows_X86_64 LibreOffice_project/87fa9aec1a63e70835390b81c40bb8993f1d4ff6</meta:generator>
    <meta:print-date>2024-10-13T14:29:02</meta:print-date>
    <meta:printed-by>Archivos PDF</meta:printed-by>
    <meta:document-statistic meta:table-count="0" meta:image-count="12" meta:object-count="0" meta:page-count="9" meta:paragraph-count="0" meta:word-count="0" meta:character-count="0" meta:non-whitespace-character-count="0"/>
  </office:meta>
</office:document-meta>
</file>